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32pt" fo:font-weight="bold" officeooo:rsid="000c76f8" officeooo:paragraph-rsid="000c76f8" fo:background-color="#ffbf00" style:font-size-asian="28pt" style:font-weight-asian="bold" style:font-size-complex="32pt" style:font-weight-complex="bold"/>
    </style:style>
    <style:style style:name="P2" style:family="paragraph" style:parent-style-name="Standard">
      <style:text-properties officeooo:paragraph-rsid="000c76f8"/>
    </style:style>
    <style:style style:name="P3" style:family="paragraph" style:parent-style-name="Standard" style:list-style-name="L2">
      <style:text-properties fo:font-weight="normal" officeooo:paragraph-rsid="000c76f8" style:font-weight-asian="normal" style:font-weight-complex="normal"/>
    </style:style>
    <style:style style:name="P4" style:family="paragraph" style:parent-style-name="Standard">
      <style:text-properties fo:font-weight="normal" officeooo:rsid="000e2805" officeooo:paragraph-rsid="000e2805" style:font-weight-asian="normal" style:font-weight-complex="normal"/>
    </style:style>
    <style:style style:name="P5" style:family="paragraph" style:parent-style-name="Standard">
      <style:text-properties fo:font-weight="normal" officeooo:rsid="000c76f8" officeooo:paragraph-rsid="00101a5f" style:font-weight-asian="normal" style:font-weight-complex="normal"/>
    </style:style>
    <style:style style:name="P6" style:family="paragraph" style:parent-style-name="Standard">
      <style:text-properties fo:font-weight="normal" officeooo:rsid="001184ae" officeooo:paragraph-rsid="001184ae" style:font-weight-asian="normal" style:font-weight-complex="normal"/>
    </style:style>
    <style:style style:name="P7" style:family="paragraph" style:parent-style-name="Standard">
      <style:text-properties fo:font-weight="normal" officeooo:rsid="00133924" officeooo:paragraph-rsid="00133924" style:font-weight-asian="normal" style:font-weight-complex="normal"/>
    </style:style>
    <style:style style:name="P8" style:family="paragraph" style:parent-style-name="Standard">
      <style:text-properties fo:font-weight="normal" officeooo:rsid="0016d96e" officeooo:paragraph-rsid="0016d96e" style:font-weight-asian="normal" style:font-weight-complex="normal"/>
    </style:style>
    <style:style style:name="P9" style:family="paragraph" style:parent-style-name="Standard">
      <style:text-properties fo:font-weight="normal" officeooo:rsid="00180c2a" officeooo:paragraph-rsid="00180c2a" style:font-weight-asian="normal" style:font-weight-complex="normal"/>
    </style:style>
    <style:style style:name="P10" style:family="paragraph" style:parent-style-name="Standard">
      <style:text-properties fo:font-weight="normal" officeooo:rsid="00188230" officeooo:paragraph-rsid="00188230" style:font-weight-asian="normal" style:font-weight-complex="normal"/>
    </style:style>
    <style:style style:name="P11" style:family="paragraph" style:parent-style-name="Standard">
      <style:text-properties fo:font-weight="normal" officeooo:rsid="0019d76d" officeooo:paragraph-rsid="0019d76d" style:font-weight-asian="normal" style:font-weight-complex="normal"/>
    </style:style>
    <style:style style:name="P12" style:family="paragraph" style:parent-style-name="Standard">
      <style:text-properties fo:font-weight="normal" officeooo:rsid="001a8f58" officeooo:paragraph-rsid="001a8f58" style:font-weight-asian="normal" style:font-weight-complex="normal"/>
    </style:style>
    <style:style style:name="P13" style:family="paragraph" style:parent-style-name="Standard">
      <style:paragraph-properties fo:text-align="start" style:justify-single-word="false"/>
      <style:text-properties fo:font-weight="normal" officeooo:rsid="001a8f58" officeooo:paragraph-rsid="001a8f58" style:font-weight-asian="normal" style:font-weight-complex="normal"/>
    </style:style>
    <style:style style:name="P14" style:family="paragraph" style:parent-style-name="Standard">
      <style:text-properties fo:font-weight="normal" officeooo:rsid="001c5b09" officeooo:paragraph-rsid="001c5b09" style:font-weight-asian="normal" style:font-weight-complex="normal"/>
    </style:style>
    <style:style style:name="P15" style:family="paragraph" style:parent-style-name="Standard">
      <style:text-properties fo:font-weight="normal" officeooo:rsid="001c606c" officeooo:paragraph-rsid="001c606c" style:font-weight-asian="normal" style:font-weight-complex="normal"/>
    </style:style>
    <style:style style:name="P16" style:family="paragraph" style:parent-style-name="Standard">
      <style:text-properties fo:font-weight="normal" officeooo:rsid="001fed01" officeooo:paragraph-rsid="001fed01" style:font-weight-asian="normal" style:font-weight-complex="normal"/>
    </style:style>
    <style:style style:name="P17" style:family="paragraph" style:parent-style-name="Standard">
      <style:text-properties fo:font-weight="normal" officeooo:rsid="001ff14e" officeooo:paragraph-rsid="001ff14e" style:font-weight-asian="normal" style:font-weight-complex="normal"/>
    </style:style>
    <style:style style:name="P18" style:family="paragraph" style:parent-style-name="Standard">
      <style:text-properties fo:font-weight="normal" officeooo:rsid="002218ec" officeooo:paragraph-rsid="002218ec" style:font-weight-asian="normal" style:font-weight-complex="normal"/>
    </style:style>
    <style:style style:name="P19" style:family="paragraph" style:parent-style-name="Standard">
      <style:text-properties fo:font-weight="normal" officeooo:rsid="002411aa" officeooo:paragraph-rsid="002411aa" style:font-weight-asian="normal" style:font-weight-complex="normal"/>
    </style:style>
    <style:style style:name="P20" style:family="paragraph" style:parent-style-name="Standard">
      <style:text-properties fo:font-weight="normal" officeooo:rsid="00250da1" officeooo:paragraph-rsid="00250da1" style:font-weight-asian="normal" style:font-weight-complex="normal"/>
    </style:style>
    <style:style style:name="P21" style:family="paragraph" style:parent-style-name="Standard">
      <style:text-properties fo:font-weight="normal" officeooo:rsid="0025c66d" officeooo:paragraph-rsid="0025c66d" style:font-weight-asian="normal" style:font-weight-complex="normal"/>
    </style:style>
    <style:style style:name="P22" style:family="paragraph" style:parent-style-name="Standard" style:list-style-name="L2"/>
    <style:style style:name="P23" style:family="paragraph" style:parent-style-name="Standard">
      <style:text-properties officeooo:rsid="000c76f8"/>
    </style:style>
    <style:style style:name="P24" style:family="paragraph" style:parent-style-name="Standard">
      <style:text-properties officeooo:rsid="000c76f8" officeooo:paragraph-rsid="000c76f8"/>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bold" officeooo:rsid="000c76f8" officeooo:paragraph-rsid="000c76f8" style:font-weight-asian="bold" style:font-weight-complex="bold"/>
    </style:style>
    <style:style style:name="P27" style:family="paragraph" style:parent-style-name="Standard">
      <style:text-properties fo:font-weight="bold" officeooo:rsid="000c76f8" officeooo:paragraph-rsid="00101a5f" style:font-weight-asian="bold" style:font-weight-complex="bold"/>
    </style:style>
    <style:style style:name="P28" style:family="paragraph" style:parent-style-name="Standard">
      <style:text-properties fo:font-weight="bold" officeooo:paragraph-rsid="000c76f8" style:font-weight-asian="bold" style:font-weight-complex="bold"/>
    </style:style>
    <style:style style:name="P29" style:family="paragraph" style:parent-style-name="Standard">
      <style:text-properties fo:font-weight="bold" officeooo:paragraph-rsid="0013ba65" style:font-weight-asian="bold" style:font-weight-complex="bold"/>
    </style:style>
    <style:style style:name="P30" style:family="paragraph" style:parent-style-name="Standard">
      <style:text-properties fo:font-weight="bold" officeooo:rsid="00180c2a" officeooo:paragraph-rsid="000c76f8" style:font-weight-asian="bold" style:font-weight-complex="bold"/>
    </style:style>
    <style:style style:name="P31" style:family="paragraph" style:parent-style-name="Standard">
      <style:text-properties fo:font-weight="bold" officeooo:rsid="00188230" officeooo:paragraph-rsid="00188230" style:font-weight-asian="bold" style:font-weight-complex="bold"/>
    </style:style>
    <style:style style:name="P32" style:family="paragraph" style:parent-style-name="Standard">
      <style:text-properties fo:font-weight="bold" officeooo:rsid="00250da1" officeooo:paragraph-rsid="000c76f8" style:font-weight-asian="bold" style:font-weight-complex="bold"/>
    </style:style>
    <style:style style:name="P33" style:family="paragraph" style:parent-style-name="Standard">
      <style:text-properties fo:font-weight="bold" officeooo:rsid="0025c66d" officeooo:paragraph-rsid="0025c66d" style:font-weight-asian="bold" style:font-weight-complex="bold"/>
    </style:style>
    <style:style style:name="P34" style:family="paragraph" style:parent-style-name="Standard">
      <style:text-properties officeooo:rsid="000e00c6" officeooo:paragraph-rsid="000e00c6"/>
    </style:style>
    <style:style style:name="P35" style:family="paragraph" style:parent-style-name="Standard">
      <style:text-properties style:font-name="Liberation Serif" fo:font-weight="bold" officeooo:rsid="000c76f8" officeooo:paragraph-rsid="0013ba65" style:font-weight-asian="bold" style:font-weight-complex="bold"/>
    </style:style>
    <style:style style:name="P36" style:family="paragraph" style:parent-style-name="Standard">
      <style:text-properties officeooo:paragraph-rsid="00181656"/>
    </style:style>
    <style:style style:name="P37" style:family="paragraph" style:parent-style-name="Standard">
      <style:text-properties officeooo:paragraph-rsid="00208d7b"/>
    </style:style>
    <style:style style:name="P38" style:family="paragraph" style:parent-style-name="Standard">
      <style:text-properties officeooo:rsid="00208d7b" officeooo:paragraph-rsid="00208d7b"/>
    </style:style>
    <style:style style:name="P39" style:family="paragraph" style:parent-style-name="Standard">
      <style:text-properties officeooo:paragraph-rsid="002218ec"/>
    </style:style>
    <style:style style:name="P40" style:family="paragraph" style:parent-style-name="Standard">
      <style:text-properties officeooo:rsid="002329a4" officeooo:paragraph-rsid="002329a4"/>
    </style:style>
    <style:style style:name="P41" style:family="paragraph" style:parent-style-name="Standard">
      <style:text-properties officeooo:paragraph-rsid="002329a4"/>
    </style:style>
    <style:style style:name="P42" style:family="paragraph" style:parent-style-name="Standard">
      <style:text-properties officeooo:rsid="0023df71" officeooo:paragraph-rsid="0023df71"/>
    </style:style>
    <style:style style:name="P43" style:family="paragraph" style:parent-style-name="Standard">
      <style:paragraph-properties fo:break-before="page"/>
      <style:text-properties fo:font-weight="bold" officeooo:rsid="000c76f8" officeooo:paragraph-rsid="000c76f8" style:font-weight-asian="bold" style:font-weight-complex="bold"/>
    </style:style>
    <style:style style:name="P44" style:family="paragraph" style:parent-style-name="Standard">
      <style:paragraph-properties fo:break-before="page"/>
      <style:text-properties fo:font-weight="bold" officeooo:paragraph-rsid="000c76f8" style:font-weight-asian="bold" style:font-weight-complex="bold"/>
    </style:style>
    <style:style style:name="T1" style:family="text">
      <style:text-properties officeooo:rsid="000c76f8"/>
    </style:style>
    <style:style style:name="T2" style:family="text">
      <style:text-properties style:font-name="Calibri"/>
    </style:style>
    <style:style style:name="T3" style:family="text">
      <style:text-properties fo:font-weight="bold" style:font-weight-asian="bold" style:font-weight-complex="bold"/>
    </style:style>
    <style:style style:name="T4" style:family="text">
      <style:text-properties officeooo:rsid="00101a5f"/>
    </style:style>
    <style:style style:name="T5" style:family="text">
      <style:text-properties fo:font-style="italic" style:font-style-asian="italic" style:font-style-complex="italic"/>
    </style:style>
    <style:style style:name="T6" style:family="text">
      <style:text-properties fo:font-style="italic" officeooo:rsid="00101a5f" style:font-style-asian="italic" style:font-style-complex="italic"/>
    </style:style>
    <style:style style:name="T7" style:family="text">
      <style:text-properties fo:font-style="italic" officeooo:rsid="001c5b09" style:font-style-asian="italic" style:font-style-complex="italic"/>
    </style:style>
    <style:style style:name="T8" style:family="text">
      <style:text-properties fo:font-style="italic" officeooo:rsid="001e1d8b" style:font-style-asian="italic" style:font-style-complex="italic"/>
    </style:style>
    <style:style style:name="T9" style:family="text">
      <style:text-properties fo:font-size="12pt" style:font-size-asian="12pt" style:font-size-complex="12pt"/>
    </style:style>
    <style:style style:name="T10" style:family="text">
      <style:text-properties officeooo:rsid="0013ba65"/>
    </style:style>
    <style:style style:name="T11" style:family="text">
      <style:text-properties officeooo:rsid="00180c2a"/>
    </style:style>
    <style:style style:name="T12" style:family="text">
      <style:text-properties officeooo:rsid="00181656"/>
    </style:style>
    <style:style style:name="T13" style:family="text">
      <style:text-properties officeooo:rsid="00188230"/>
    </style:style>
    <style:style style:name="T14" style:family="text">
      <style:text-properties officeooo:rsid="0019d76d"/>
    </style:style>
    <style:style style:name="T15" style:family="text">
      <style:text-properties fo:font-style="normal" style:font-style-asian="normal" style:font-style-complex="normal"/>
    </style:style>
    <style:style style:name="T16" style:family="text">
      <style:text-properties fo:font-style="normal" officeooo:rsid="001c5b09" style:font-style-asian="normal" style:font-style-complex="normal"/>
    </style:style>
    <style:style style:name="T17" style:family="text">
      <style:text-properties fo:font-style="normal" officeooo:rsid="001e1d8b" style:font-style-asian="normal" style:font-style-complex="normal"/>
    </style:style>
    <style:style style:name="T18" style:family="text">
      <style:text-properties fo:font-weight="normal" style:font-weight-asian="normal" style:font-weight-complex="normal"/>
    </style:style>
    <style:style style:name="T19" style:family="text">
      <style:text-properties fo:font-weight="normal" officeooo:rsid="00181656" style:font-weight-asian="normal" style:font-weight-complex="normal"/>
    </style:style>
    <style:style style:name="T20" style:family="text">
      <style:text-properties fo:font-weight="normal" officeooo:rsid="001c5b09" style:font-weight-asian="normal" style:font-weight-complex="normal"/>
    </style:style>
    <style:style style:name="T21" style:family="text">
      <style:text-properties fo:font-weight="normal" officeooo:rsid="00208d7b" style:font-weight-asian="normal" style:font-weight-complex="normal"/>
    </style:style>
    <style:style style:name="T22" style:family="text">
      <style:text-properties fo:font-weight="normal" officeooo:rsid="002218ec" style:font-weight-asian="normal" style:font-weight-complex="normal"/>
    </style:style>
    <style:style style:name="T23" style:family="text">
      <style:text-properties fo:font-weight="normal" officeooo:rsid="002329a4" style:font-weight-asian="normal" style:font-weight-complex="normal"/>
    </style:style>
    <style:style style:name="T24" style:family="text">
      <style:text-properties fo:font-weight="normal" officeooo:rsid="0023df71" style:font-weight-asian="normal" style:font-weight-complex="normal"/>
    </style:style>
    <style:style style:name="T25" style:family="text">
      <style:text-properties officeooo:rsid="001c606c"/>
    </style:style>
    <style:style style:name="T26" style:family="text">
      <style:text-properties officeooo:rsid="001ff14e"/>
    </style:style>
    <style:style style:name="T27" style:family="text">
      <style:text-properties officeooo:rsid="00208d7b"/>
    </style:style>
    <style:style style:name="T28" style:family="text">
      <style:text-properties officeooo:rsid="0025c66d"/>
    </style:style>
    <style:style style:name="T29" style:family="text">
      <style:text-properties officeooo:rsid="002765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isposte Domande di Italiano su D’annunzio</text:p>
      <text:list xml:id="list665722852" text:style-name="L2">
        <text:list-header>
          <text:p text:style-name="P3"><text:span text:style-name="T2"/></text:p>
          <text:p text:style-name="P3"><text:span text:style-name="T2"/></text:p>
          <text:p text:style-name="P22"/>
        </text:list-header>
      </text:list>
      <text:p text:style-name="P26">D’Annunzio è il cognome originario del poeta?</text:p>
      <text:p text:style-name="P24"/>
      <text:p text:style-name="P2"><text:span text:style-name="T1">Di fatto D’annunzio non doveva essere originariamente il cognome del poeta, infatti il primo cognome del padre era <text:s/>Rapagnetta ma <text:s/>successivamente decise di aggiungere anche il cognome di uno zio che lo aveva adottato, questo cognome era: D'annunzio.</text:span></text:p>
      <text:p text:style-name="P34">Il figlio Gabriele all’anagrafe fu dunque registrato solo con il secondo.</text:p>
      <text:p text:style-name="P24"/>
      <text:p text:style-name="P24">L<text:span text:style-name="T3">a sua formazione presso quali scuole avvenne?…</text:span></text:p>
      <text:p text:style-name="P24"><text:span text:style-name="T3"/></text:p>
      <text:p text:style-name="P4">Gabriele d’Annunzio frequentò privatamente gli studi elementari, successivamente frequentò il prestigioso collegio Reale Cicognini di Prato dal 1874 per sette anni dove ottenne la licenza liceale.</text:p>
      <text:p text:style-name="Standard"/>
      <text:p text:style-name="P26">Quando il giovane poeta aveva 16 anni (1879), il padre promosse la pubblicazione della sua prima raccolta di poesie. Con quale stratagemma? … Qual è il titolo della raccolta?.…</text:p>
      <text:p text:style-name="P26"/>
      <text:p text:style-name="P4">La prima raccolta di D’annunzio, Primo vere, fu furbamente pubblicata correlata a una notizia falsa:</text:p>
      <text:p text:style-name="P4">secondo la voce messa in giro infatti, il creatore era morto cadendo da cavallo; questa falsa notizia <text:s/>contribuì al successo della raccolta e dimostrò lo straordinario genio del poeta. </text:p>
      <text:p text:style-name="P23"/>
      <text:p text:style-name="P26">Durante il periodo romano (1881) che vita condusse: chi frequentò nella capitale, come si mantenne e la sua vita sentimentale come si svolse? </text:p>
      <text:p text:style-name="P26"/>
      <text:p text:style-name="P5">Trasferitosi a Roma nel 1881 venne subito accolto nell'ambiente dalla società letteraria nei salotti mondani e iniziò a collaborare con molti giornali e riviste che pubblicarono alcuni dei suoi articoli di critica letteraria.</text:p>
      <text:p text:style-name="P5">Il periodo romano fu caratterizzato da una vita <text:s/>raffinata e dispendiosa <text:span text:style-name="T4">ma anche da una grande attività letteraria, era infatti definito un affannato scalatore sociale, costantemente alla ricerca dell’integrazione nella classe aristocratica.</text:span></text:p>
      <text:p text:style-name="P5">Nel 1883 D'annunzio sposò la duchessina Maria Hardouin di Gallese dalla quale ebbe 3 figli; nel 1887iniziò una relazione, durata 5 anni con Barbara Leoni, che gli ispirò i personaggi femminili ne: <text:span text:style-name="T5">il piacere</text:span> e <text:span text:style-name="T5">il trinfo dell</text:span><text:span text:style-name="T6">a </text:span><text:span text:style-name="T5">mor</text:span><text:span text:style-name="T6">t</text:span><text:span text:style-name="T5">e</text:span>. </text:p>
      <text:p text:style-name="P27"/>
      <text:p text:style-name="P26"/>
      <text:p text:style-name="P26">Affermatosi come personaggio pubblico, quale ideale letterario-artistico lo ispirò durante questo periodo?</text:p>
      <text:p text:style-name="P26"/>
      <text:p text:style-name="P11">Affermatosi come campione di eleganza grazie alla sua costante ricerca della raffinatezza divenne un personaggio pubblico, contemporaneamente inoltre studia la lingua e la letteratura francese, e nei classici troverà la perfezione della forma e del ritmo. Tutto ciò segnerà la sua poetica per sempre.</text:p>
      <text:p text:style-name="P11">Successivamente scrive nelle riviste del respiro del decadentismo sceso su Roma, quest’ultima corrente influenzerà anch’essa il poeta, rendendosi visibile nelle sue opere.</text:p>
      <text:p text:style-name="P26"/>
      <text:p text:style-name="P44"><text:span text:style-name="T1">In quali opere dell'autore è evidente l'influenza classicista e verista?</text:span></text:p>
      <text:p text:style-name="P28"/>
      <text:p text:style-name="P12">Le opere dove è più evidente l’influenza verista e classicista sono:</text:p>
      <text:p text:style-name="P13">- La raccolta <text:span text:style-name="T5">Canto Novo, </text:span><text:span text:style-name="T15">dove però, affianco ai temi classici si affiancano ricercatezze stilistiche come una personificazione della natura e una trattazione di temi quali l’erotismo e la sensualità, sempre però mantenendo un registro alto e raffinato.</text:span></text:p>
      <text:p text:style-name="P13"><text:span text:style-name="T15">- Nel 1883 la raccolta </text:span><text:span text:style-name="T5">Intermezzo di rime</text:span><text:span text:style-name="T15">, un opera tipicamente decadente in cui viene trattato il tema della lussuria e viene utilizzato un linguaggio artificioso.</text:span></text:p>
      <text:p text:style-name="P13"><text:span text:style-name="T15">- </text:span><text:span text:style-name="T16">Nel 1892 le </text:span><text:span text:style-name="T7">Elegie romane</text:span><text:span text:style-name="T16">, basate sul modello Carducciano sono la ricostruzione della storia sentimentale con Barbara Leoni sullo sfondo di una Roma seducente.</text:span></text:p>
      <text:p text:style-name="P13"><text:span text:style-name="T16">- </text:span><text:span text:style-name="T17">Nel 1901 il dramma teatrale </text:span><text:span text:style-name="T8">Francesca da Rimini</text:span><text:span text:style-name="T17"> dramma che si svolge nel medioevo e risente dell’influenza del Verismo</text:span></text:p>
      <text:p text:style-name="P28"/>
      <text:p text:style-name="P26">Il romanzo “Il Piacere” (1889) quali temi affronta? Risente della frequentazione di quali ambienti e persone?</text:p>
      <text:p text:style-name="P26"/>
      <text:p text:style-name="P7">Il romanzo Il Piacere affronta temi decadenti quali amore e , eleganza, raffinatezza e piacere, legati e raccontati attraverso la vita del protagonista Andrea Sperelli il quale affronta una tempestosa e fervida vita amorosa caratterizzata da delusioni e conflitti interni causati dall’amore per più donne.</text:p>
      <text:p text:style-name="P7">Questi temi sono palesemente frutto della stessa vita amorosa dello scrittore, anch’essa dinamica e turbolenta e anche dalla propria vita raffinata e affine al lusso. Di fatto Andrea Sperelli non è altro che la trasposizione del poeta che si vede come eroe delle proprie storie. <text:s/></text:p>
      <text:p text:style-name="P26"/>
      <text:p text:style-name="P26">Perchè nel 1891 sitrasferì a Napoli? Lì rimase fino al 1893, quali influenze culturali subì? (vedi i romanzi di quella fase, pp. 283-284)</text:p>
      <text:p text:style-name="P26"/>
      <text:p text:style-name="P6">Nel 1891 Gabriele D’Annunzio si trasferì a Napoli a causa del suo spropositato dispendio di denaro effettuato a Roma.</text:p>
      <text:p text:style-name="P8">In questo periodo il poeta si accostò inizialmente al tema della purezza, della bontà d’animo e del ritorno alla natura tipici del romanzo russo, a quel tempo ritenuto una moda in Francia, inoltre fù influenzato anche dall’indagine psicologica tipica di alcune figure dei romanzi di Fedor Dostojevskij.</text:p>
      <text:p text:style-name="P8">Da queste influenze naquero due opere in prosa: il romanzo Giovani Episcopo e Linnocente: il primo narra, sempre mantenendo la linea guida narrativa orientata al rapporto amoroso tipica D’annunziana, di un uomo mite e calmo che, trovatosi di fronte all’amante di sua moglie, arriva, dopo aver pazientemente risposto in modo mite all’uomo, all’omicidio.</text:p>
      <text:p text:style-name="P8">Il secondo romanzo, L’innocente, affronta sempre il tema dell’interiorità psicologica di un uomo alla ricerca del recupero <text:s/>del rapporto coniugale, che puntualmente passa dal tenere comportamenti calmi e composti al ricorrere all’omicidio.</text:p>
      <text:p text:style-name="P8"/>
      <text:p text:style-name="P9">Successivamente ,<text:span text:style-name="T12">nel 1892, sempre nel pieno del periodo napoletano </text:span>arrivò <text:span text:style-name="T12">alla lettura dell’opera di Nietsche, il filosofo che aveva elaborato le poetica del superuomo.</text:span></text:p>
      <text:p text:style-name="P36"><text:span text:style-name="T19">La lettura dell’opera di Nietsche fece partorire a d’Annunzio una propria interpretazione della figura del superuomo </text:span><text:span text:style-name="T20">nella quale il concetto di superuomo</text:span><text:span text:style-name="T19"> si legò </text:span><text:span text:style-name="T20">maggiormente all’identità stessa </text:span><text:span text:style-name="T19">del Poeta, </text:span><text:span text:style-name="T20">unica figura capace di interpretare la realtà e di trovare la bellezza nel mondo circostante</text:span><text:span text:style-name="T19">.</text:span></text:p>
      <text:p text:style-name="P25"/>
      <text:p text:style-name="P29"><text:span text:style-name="T10">Qu</text:span>ando compì un viaggio in Grecia e cosa rappresentò questa esperienza per lui?</text:p>
      <text:p text:style-name="P29"/>
      <text:p text:style-name="P8"><text:span text:style-name="T13">Nel 1895 </text:span>D’annunzio compì un lung<text:span text:style-name="T11">o viaggio in Grecia compiuto a bordo dello yacht Fantasia in compagnia di Georges Hèrelle, Guido Boggiani, Edoardo Scarfoglio e Pasquale Masciantonio D’Annunzio vede rinnovato l’intaresse per l’ellenismo e i classici.</text:span></text:p>
      <text:p text:style-name="P20">Questo si può vedere concretizzato nel primo libro delle Laudi: Maia.</text:p>
      <text:p text:style-name="P25"><text:soft-page-break/></text:p>
      <text:p text:style-name="P26">Quale modello di vita caratterizzò il rapporto sentimentale con Eleonora Duse? (vedere chi era questa donna)</text:p>
      <text:p text:style-name="P26"/>
      <text:p text:style-name="P14">La relazione sentimentale con Eleonora Duse, stella del teatro italiano e internazionale, segnò un modello di vita definibile come idilliaco, <text:span text:style-name="T25">inizialmente con il loro rapporto epistolare dato dalla relazione a distanza poi con la conversione di D’annunzio alla professione di drammaturgo, con la conseguente creazione e messa in scene di spettacoli teatrali finanziati dalla stessa Eleonora.</text:span></text:p>
      <text:p text:style-name="P15">Nel vittoriale, residenza rappresentativa del poeta, dove esso raccoglierà tutte le tracce artistiche della sua vita, è presente un busto di marmo di Eleonora, l’unica memoria femminile a sopravvivere nella collezione delle sue conquiste.</text:p>
      <text:p text:style-name="P28"/>
      <text:p text:style-name="P35">L<text:span text:style-name="T9">a sua carriera politica quando inizia e quale orientamento seguì?</text:span></text:p>
      <text:p text:style-name="P26"/>
      <text:p text:style-name="P16">La sua carriera politica inizio nel periodo tra il 1898 e il 19<text:span text:style-name="T27">10</text:span> e <text:span text:style-name="T26">il suo orientamento fu fortemente Nazionalista.</text:span></text:p>
      <text:p text:style-name="P26"/>
      <text:p text:style-name="P26">Il periodo fiorentino: dove visse, chi frequentò, quali opere scrisse?</text:p>
      <text:p text:style-name="P26"/>
      <text:p text:style-name="P17">Nel periodo fiorentino Gabriele D’Annunzio si trasferì a Settignano nella Villa Capponcina (Che poi diventerà il prima citato vittoriale), questa era molto vicino alla casa di campagna di Eleonora Douse, che sempre in viaggio continua a inviare denaro a Gabriele che lo utilizzerà per decorare la sua nuova dimora.</text:p>
      <text:p text:style-name="P17">In questo periodo la sua amante fu Alessandra di Rudinì.</text:p>
      <text:p text:style-name="P37"><text:span text:style-name="T21">Questo sarà il periodo più prolifico nella lunga parabola letteraria di D’Annunzio compone i Versi raccolti poi nelle Laudi, produce gran parte della sua drammaturgia incentrata sull’interpretazione della Douse.</text:span></text:p>
      <text:p text:style-name="P38"><text:span text:style-name="T18">Scrisse in questo periodo le opere teatrali:</text:span></text:p>
      <text:p text:style-name="P38"><text:span text:style-name="T18">- La figlia di Iorio</text:span></text:p>
      <text:p text:style-name="P38"><text:span text:style-name="T18">- La fiaccola sotto il maggio</text:span></text:p>
      <text:p text:style-name="P38"><text:span text:style-name="T18">- La nave</text:span></text:p>
      <text:p text:style-name="P26"/>
      <text:p text:style-name="P26">Nel 1903, pubblicò tre libri <text:s/>in versi dedicati alla Duse: quali? </text:p>
      <text:p text:style-name="P26"/>
      <text:p text:style-name="P15">Le opere dedicate a Eleonora Douse furono rispettivamente:</text:p>
      <text:p text:style-name="P15">- Maia</text:p>
      <text:p text:style-name="P15">- Elettra</text:p>
      <text:p text:style-name="P15">- Alcyone</text:p>
      <text:p text:style-name="P15">I tre libri costituiscono il nucleo iniziale del progetto delle <text:span text:style-name="T5">Laudi del cielo, del mare, della terra e degli eroi</text:span></text:p>
      <text:p text:style-name="P26"/>
      <text:p text:style-name="P26">Interrotta la relazione con la Duse, 1905, si legò alla marchesa Alessandra Rudinì e poi ad altre “donne fatali”. Quale importante opera teatrale scrisse? A quali ideali era ispirata?</text:p>
      <text:p text:style-name="P25"/>
      <text:p text:style-name="P16">Nel 1907 D’Annunzio scrisse l’opera teatrale <text:span text:style-name="T5">La Nave</text:span><text:span text:style-name="T15"> la cui morale era grandemente incentrata sul Nazionalismo e sull’esaltazione dell’Italia cercando di mostrarla al pubblico come una nazione forte <text:s/>pronta a salpare per conquistare il mondo.</text:span></text:p>
      <text:p text:style-name="P25"/>
      <text:p text:style-name="P26">Tra il 1910 e il 1915 si rifugiò in Francia. Per quale motivo?</text:p>
      <text:p text:style-name="P31"/>
      <text:p text:style-name="P10">D’annunzio in questo periodo si trasferì in Francia per sfuggire ai numerosi creditori a <text:span text:style-name="T14">cui doveva del denaro</text:span></text:p>
      <text:p text:style-name="P26"><text:soft-page-break/></text:p>
      <text:p text:style-name="P26">Perchè D'Annunzio viene definito il “poeta vate”?</text:p>
      <text:p text:style-name="P30"/>
      <text:p text:style-name="P9">D’annunzio, dimostratosi sempre capace di esprimere i propri ideali sottolineandole la <text:s/>maestosità e convincendo coloro che ascoltavano dell’assoluta superiorità di quest’ultimi era in grado di guidare le coscienze del popolo e per questo è stato definito il poeta “vate”.</text:p>
      <text:p text:style-name="P9">Questo titolo può dirsi pienamente giustificato solo per i suoi discorsi pubblici che convinsero le folle ad appoggiare l’entrata dell’Italia in guerra.</text:p>
      <text:p text:style-name="P9">Questa capacità di esporre le proprie idee trascinando la folla dalla propria parte sarà il modello di quella che sarà l’oratoria fascista.</text:p>
      <text:p text:style-name="P26"/>
      <text:p text:style-name="P26">Quali ruoli svolse durante la Prima Guerra Mondiale? (ricordare le sue azioni e le sue imprese. Osserva che a lui vengono attribuiti modi di una politica populista e nazionalista. Per quali caratteristiche?)</text:p>
      <text:p text:style-name="P26"/>
      <text:p text:style-name="P18">Ancora prima dello scoppio della grande guerra d’Annunzio, ancora residente in Francia, scrive del bisogno di una grande guerra per creare un grande scontro delle razze, si intendono i latini(italiani e Francesco) contro i barbari(Tedeschi).</text:p>
      <text:p text:style-name="P39"><text:span text:style-name="T22">Inoltre si possono ricordare i suoi discorsi a Roma che incitavano i giovani Interventisti a votarsi favorevoli al conflitto, discorsi scritti anche nei suoi articoli nel corriere della sera, cui era corrispondente.</text:span></text:p>
      <text:p text:style-name="P40"><text:span text:style-name="T22">I</text:span><text:span text:style-name="T18">l 7 agosto del 1915 d’Annunzio vola su Trieste liberando in aria dei volantini che incitavano il popolo.</text:span></text:p>
      <text:p text:style-name="P40"><text:span text:style-name="T18">Nel 1918 con 3 Navi d’assalto D’annunzio compì la beffa di Buccari, dove entrò e lascio un messaggio d’insulto per la flotta nemica.</text:span></text:p>
      <text:p text:style-name="P40"><text:span text:style-name="T18">Il 9 agosto 1918 invece volò sopra a vienna <text:s/>per sganciare <text:s/>390.000 volantini scritti in italiano e in tedesco per dimostrare la superiorità dell’Italia, questa impresa non ebbe una grande valenza militare ma rappresentò un colpo grosso dal punto di vista morale.</text:span></text:p>
      <text:p text:style-name="P41"><text:span text:style-name="T22">I</text:span><text:span text:style-name="T23">noltre dopo la fine della guerra, scontento a causa della “vittoria mutilata” occupò fiume per 16 </text:span><text:span text:style-name="T24">mesi</text:span><text:span text:style-name="T23"> con l’intento di far cadere il governo Nitti </text:span><text:span text:style-name="T24">e di dare una forte scossa all’organizzazione mondiale che si stava prendendo a Versailles.</text:span></text:p>
      <text:p text:style-name="P42"><text:span text:style-name="T18">Questo può molto bene definire la politica populista e nazionalista di d’Annunzio che desiderava un governo deciso dal popolo stesso e lo dimostrava con il governo Fiumano che durante quel periodo di Dominazione dimostrava una propria autonomia.</text:span></text:p>
      <text:p text:style-name="P41"><text:span text:style-name="T24"/></text:p>
      <text:p text:style-name="P26">Quali furono i rapporti dell'autore con il fascismo? </text:p>
      <text:p text:style-name="P26"/>
      <text:p text:style-name="P19">Per tutto il 1919 e il 1920 D’Annunzio fu rappresentante degli ideali quali: interventismo, combattentismo e interventismo.</text:p>
      <text:p text:style-name="P19">D’Annunzio però mantiene con Mussolini un comportamento fatto di compromessi dato che spera di essere l’ago della bilancia e allo stesso tempo l’unica possibile salvezza per un paese ormai caduto in una crisi grave.</text:p>
      <text:p text:style-name="P19">Rifiuta quindi ogni alleanza anche quella che Mussolini gli propone prima delle elezioni del 1921.</text:p>
      <text:p text:style-name="P26"/>
      <text:p text:style-name="P26">Quali espressioni usate durante il fascismo a sono a lui attribuibili?</text:p>
      <text:p text:style-name="P26"/>
      <text:p text:style-name="P20">Alcune delle espressioni tipiche fasciste attribuibili a d’annunzio sono:</text:p>
      <text:p text:style-name="P20">- Eia! Eia! Eia! Alalà!</text:p>
      <text:p text:style-name="P20">- Me ne frego</text:p>
      <text:p text:style-name="P20"/>
      <text:p text:style-name="P26"/>
      <text:p text:style-name="P43"/>
      <text:p text:style-name="P26">A causa dell'emarginazione dalla vita politica, dove si ritira a vivere? </text:p>
      <text:p text:style-name="P32"/>
      <text:p text:style-name="P20">d’Annunzio ormai emarginato dalla vita politica si ritira a vivere <text:span text:style-name="T28">a Gardone, nella villa di Cargnacco,</text:span> sua villa contenente tutti i simboli e i successi della propria vita.</text:p>
      <text:p text:style-name="P26"/>
      <text:p text:style-name="P26">Quali romanzi e quali opere in versi sono ispirati al mito del superuomo?</text:p>
      <text:p text:style-name="P26"/>
      <text:p text:style-name="P21">Le opere legate al tema del superuomo sono:</text:p>
      <text:p text:style-name="P21">- Il trionfo della morte nel 1984 O</text:p>
      <text:p text:style-name="P33"><text:span text:style-name="T18">- La figlia di Iorio nel 1904 O</text:span></text:p>
      <text:p text:style-name="P33"><text:span text:style-name="T18"/></text:p>
      <text:p text:style-name="P33"><text:span text:style-name="T18">I romanzi legati al tema del superuomo sono invece:</text:span></text:p>
      <text:p text:style-name="P21">- La vergine delle rocce nel 1895 R</text:p>
      <text:p text:style-name="P21">- La città morta nel 1896 R</text:p>
      <text:p text:style-name="P21">- L’Innocente nel 1898 R</text:p>
      <text:p text:style-name="P33">- <text:span text:style-name="T18">Il fuoco nel 1900 R</text:span></text:p>
      <text:p text:style-name="P33"><text:span text:style-name="T18">- Forse che sì forse che no nel 1910 R</text:span></text:p>
      <text:p text:style-name="P33"><text:span text:style-name="T18"/></text:p>
      <text:p text:style-name="P28"><text:span text:style-name="T1">Il superuomo dannunziano ha aspetti comuni con l’esteta? </text:span></text:p>
      <text:p text:style-name="P28"/>
      <text:p text:style-name="P21">Il superuomo d’annunziano ha certamente aspetti comuni con l’esteta ma possiede comunque un suo specifico tratto distintivo, esso infatti era molto più incentrato sulla polivalenza della figura d’Annunziana, la figura di Gabriele d’Annunzio era non solo di un poeta, ma anche di un drammaturgo, di un guerriero e anche di un politico.</text:p>
      <text:p text:style-name="P21">Inoltre il superuomo d’annunziano porta all’estremo quello che è l’aspetto amoroso e sensuale dell’esteta vedendo quest’ultimo come un bisogno mor<text:span text:style-name="T29">boso e insoddisfabil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6T22:14:54.816860108</meta:creation-date>
    <dc:date>2020-03-07T03:06:32.831265229</dc:date>
    <meta:editing-duration>PT3M45S</meta:editing-duration>
    <meta:editing-cycles>3</meta:editing-cycles>
    <meta:generator>LibreOffice/6.3.4.2$Linux_X86_64 LibreOffice_project/30$Build-2</meta:generator>
    <meta:document-statistic meta:table-count="0" meta:image-count="0" meta:object-count="0" meta:page-count="5" meta:paragraph-count="96" meta:word-count="1963" meta:character-count="12722" meta:non-whitespace-character-count="10836"/>
  </office:meta>
</office:document-meta>
</file>